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E600000342880FAF14.png"/>
  <manifest:file-entry manifest:media-type="image/png" manifest:full-path="Pictures/10000000000003E8000002EEA3C39C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7.5cm" svg:x="0cm" svg:y="0cm">
          <draw:image xlink:href="Pictures/10000000000003E8000002EEA3C39CEE.png" xlink:type="simple" xlink:show="embed" xlink:actuate="onLoad">
            <text:p/>
          </draw:image>
        </draw:frame>
        <draw:frame draw:style-name="gr1" draw:text-style-name="P1" draw:layer="layout" svg:width="10cm" svg:height="8.35cm" svg:x="0cm" svg:y="7.65cm">
          <draw:image xlink:href="Pictures/10000000000003E600000342880FAF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9-07T13:32:05</meta:creation-date>
    <dc:date>2011-09-07T13:36:46</dc:date>
    <dc:creator>Maciej Stefanczyk</dc:creator>
    <meta:editing-duration>PT00H04M42S</meta:editing-duration>
    <meta:editing-cycles>1</meta:editing-cycles>
    <meta:document-statistic meta:object-count="2"/>
    <meta:generator>OpenOffice.org/3.2$Unix OpenOffice.org_project/320m12$Build-9483</meta:generator>
  </office:meta>
</office:document-meta>
</file>